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15c8f0" officeooo:paragraph-rsid="000aec04" style:font-style-asian="normal" style:font-style-complex="normal"/>
    </style:style>
    <style:style style:name="P3" style:family="paragraph" style:parent-style-name="Standard">
      <style:text-properties fo:font-style="normal" officeooo:rsid="0011923d" officeooo:paragraph-rsid="000aec04" style:font-style-asian="normal" style:font-style-complex="normal"/>
    </style:style>
    <style:style style:name="P4" style:family="paragraph" style:parent-style-name="Standard">
      <style:text-properties fo:font-style="normal" officeooo:rsid="001c4e67" officeooo:paragraph-rsid="000aec04" style:font-style-asian="normal" style:font-style-complex="normal"/>
    </style:style>
    <style:style style:name="P5" style:family="paragraph" style:parent-style-name="Standard">
      <style:text-properties fo:font-style="normal" officeooo:rsid="001da518" officeooo:paragraph-rsid="000aec04" style:font-style-asian="normal" style:font-style-complex="normal"/>
    </style:style>
    <style:style style:name="P6" style:family="paragraph" style:parent-style-name="Standard">
      <style:text-properties fo:font-style="normal" officeooo:rsid="001e7e1e" officeooo:paragraph-rsid="000aec04" style:font-style-asian="normal" style:font-style-complex="normal"/>
    </style:style>
    <style:style style:name="P7" style:family="paragraph" style:parent-style-name="Standard">
      <style:text-properties fo:font-style="normal" officeooo:rsid="00252384" officeooo:paragraph-rsid="000aec04" style:font-style-asian="normal" style:font-style-complex="normal"/>
    </style:style>
    <style:style style:name="P8" style:family="paragraph" style:parent-style-name="Standard">
      <style:text-properties fo:font-style="normal" officeooo:rsid="00298f5f" officeooo:paragraph-rsid="000aec04" style:font-style-asian="normal" style:font-style-complex="normal"/>
    </style:style>
    <style:style style:name="P9" style:family="paragraph" style:parent-style-name="Standard">
      <style:text-properties officeooo:rsid="000b112a" officeooo:paragraph-rsid="000aec04"/>
    </style:style>
    <style:style style:name="P10" style:family="paragraph" style:parent-style-name="Standard">
      <style:text-properties officeooo:rsid="000c28e8" officeooo:paragraph-rsid="000aec04"/>
    </style:style>
    <style:style style:name="P11" style:family="paragraph" style:parent-style-name="Standard">
      <style:text-properties officeooo:rsid="000cfbc0" officeooo:paragraph-rsid="000aec04"/>
    </style:style>
    <style:style style:name="P12" style:family="paragraph" style:parent-style-name="Standard">
      <style:text-properties officeooo:rsid="001028e5" officeooo:paragraph-rsid="000aec04"/>
    </style:style>
    <style:style style:name="P13" style:family="paragraph" style:parent-style-name="Standard">
      <style:text-properties officeooo:rsid="000aec04" officeooo:paragraph-rsid="000aec04"/>
    </style:style>
    <style:style style:name="P14" style:family="paragraph" style:parent-style-name="Standard">
      <style:text-properties officeooo:rsid="001994a0" officeooo:paragraph-rsid="000aec04"/>
    </style:style>
    <style:style style:name="P15" style:family="paragraph" style:parent-style-name="Standard">
      <style:text-properties officeooo:rsid="001a862c" officeooo:paragraph-rsid="000aec04"/>
    </style:style>
    <style:style style:name="P16" style:family="paragraph" style:parent-style-name="Standard">
      <style:text-properties officeooo:rsid="001e8386" officeooo:paragraph-rsid="000aec04"/>
    </style:style>
    <style:style style:name="P17" style:family="paragraph" style:parent-style-name="Standard">
      <style:text-properties officeooo:rsid="001f4714" officeooo:paragraph-rsid="000aec04"/>
    </style:style>
    <style:style style:name="P18" style:family="paragraph" style:parent-style-name="Standard">
      <style:text-properties officeooo:rsid="00239797" officeooo:paragraph-rsid="000aec04"/>
    </style:style>
    <style:style style:name="P19" style:family="paragraph" style:parent-style-name="Standard">
      <style:text-properties officeooo:rsid="0025cdad" officeooo:paragraph-rsid="000aec04"/>
    </style:style>
    <style:style style:name="P20" style:family="paragraph" style:parent-style-name="Standard">
      <style:text-properties officeooo:rsid="00298f5f" officeooo:paragraph-rsid="000aec04"/>
    </style:style>
    <style:style style:name="P21" style:family="paragraph" style:parent-style-name="Standard">
      <style:text-properties fo:font-weight="bold" officeooo:rsid="001994a0" officeooo:paragraph-rsid="000aec04" style:font-weight-asian="bold" style:font-weight-complex="bold"/>
    </style:style>
    <style:style style:name="P22" style:family="paragraph" style:parent-style-name="Standard">
      <style:text-properties fo:font-weight="bold" officeooo:rsid="000aec04" officeooo:paragraph-rsid="000aec04" style:font-weight-asian="bold" style:font-weight-complex="bold"/>
    </style:style>
    <style:style style:name="P23" style:family="paragraph" style:parent-style-name="Standard">
      <style:text-properties fo:font-weight="bold" officeooo:rsid="0024ce32" officeooo:paragraph-rsid="000aec04" style:font-weight-asian="bold" style:font-weight-complex="bold"/>
    </style:style>
    <style:style style:name="P24" style:family="paragraph" style:parent-style-name="Standard">
      <style:text-properties officeooo:rsid="001b3abc" officeooo:paragraph-rsid="000aec04"/>
    </style:style>
    <style:style style:name="P25" style:family="paragraph" style:parent-style-name="Standard">
      <style:text-properties officeooo:rsid="0011dca1" officeooo:paragraph-rsid="000aec04"/>
    </style:style>
    <style:style style:name="P26" style:family="paragraph" style:parent-style-name="Standard">
      <style:text-properties officeooo:rsid="00130fdc" officeooo:paragraph-rsid="000aec04"/>
    </style:style>
    <style:style style:name="P27" style:family="paragraph" style:parent-style-name="Standard">
      <style:text-properties officeooo:rsid="001f44ec" officeooo:paragraph-rsid="000aec04"/>
    </style:style>
    <style:style style:name="P28" style:family="paragraph" style:parent-style-name="Standard">
      <style:text-properties officeooo:rsid="00224b1d" officeooo:paragraph-rsid="000aec04"/>
    </style:style>
    <style:style style:name="P29" style:family="paragraph" style:parent-style-name="Standard">
      <style:text-properties officeooo:rsid="001d8406" officeooo:paragraph-rsid="000aec04"/>
    </style:style>
    <style:style style:name="P30" style:family="paragraph" style:parent-style-name="Standard">
      <style:text-properties officeooo:rsid="00277c02" officeooo:paragraph-rsid="000aec04"/>
    </style:style>
    <style:style style:name="P31" style:family="paragraph" style:parent-style-name="Standard">
      <style:text-properties officeooo:rsid="0011f803" officeooo:paragraph-rsid="000aec04"/>
    </style:style>
    <style:style style:name="P32" style:family="paragraph" style:parent-style-name="Standard">
      <style:text-properties officeooo:rsid="0016289f" officeooo:paragraph-rsid="000aec04"/>
    </style:style>
    <style:style style:name="P33" style:family="paragraph" style:parent-style-name="Standard">
      <style:text-properties officeooo:rsid="0018a118" officeooo:paragraph-rsid="000aec04"/>
    </style:style>
    <style:style style:name="P34" style:family="paragraph" style:parent-style-name="Standard">
      <style:text-properties officeooo:rsid="001e7d47" officeooo:paragraph-rsid="000aec04"/>
    </style:style>
    <style:style style:name="P35" style:family="paragraph" style:parent-style-name="Standard">
      <style:text-properties officeooo:rsid="00225997" officeooo:paragraph-rsid="000aec04"/>
    </style:style>
    <style:style style:name="P36" style:family="paragraph" style:parent-style-name="Standard">
      <style:text-properties officeooo:rsid="0026903d" officeooo:paragraph-rsid="000aec04"/>
    </style:style>
    <style:style style:name="P37" style:family="paragraph" style:parent-style-name="Standard">
      <style:paragraph-properties fo:break-before="page"/>
      <style:text-properties fo:font-weight="bold" officeooo:rsid="000cabf3" officeooo:paragraph-rsid="000cabf3" style:font-weight-asian="bold" style:font-weight-complex="bold"/>
    </style:style>
    <style:style style:name="P38" style:family="paragraph" style:parent-style-name="Standard">
      <style:paragraph-properties fo:padding="0.074cm" fo:border-left="none" fo:border-right="none" fo:border-top="none" fo:border-bottom="0.06pt solid #000000" style:join-border="false"/>
      <style:text-properties officeooo:rsid="00277c02" officeooo:paragraph-rsid="000aec04"/>
    </style:style>
    <style:style style:name="P39" style:family="paragraph" style:parent-style-name="Standard">
      <style:paragraph-properties fo:padding="0.074cm" fo:border-left="none" fo:border-right="none" fo:border-top="none" fo:border-bottom="0.06pt solid #000000" style:join-border="false"/>
      <style:text-properties officeooo:rsid="000aec04" officeooo:paragraph-rsid="000aec04"/>
    </style:style>
    <style:style style:name="P40" style:family="paragraph" style:parent-style-name="Standard">
      <style:paragraph-properties fo:padding="0.074cm" fo:border-left="none" fo:border-right="none" fo:border-top="none" fo:border-bottom="0.06pt solid #000000" style:join-border="false"/>
      <style:text-properties fo:font-style="normal" officeooo:rsid="000aec04" officeooo:paragraph-rsid="000aec04" style:font-style-asian="normal" style:font-style-complex="normal"/>
    </style:style>
    <style:style style:name="P41" style:family="paragraph" style:parent-style-name="Standard">
      <style:text-properties officeooo:rsid="002a1a03" officeooo:paragraph-rsid="000aec04"/>
    </style:style>
    <style:style style:name="P42" style:family="paragraph" style:parent-style-name="Standard">
      <style:text-properties officeooo:rsid="001e7d47" officeooo:paragraph-rsid="000aec04"/>
    </style:style>
    <style:style style:name="T1" style:family="text">
      <style:text-properties officeooo:rsid="002c8b24"/>
    </style:style>
    <style:style style:name="T2" style:family="text">
      <style:text-properties officeooo:rsid="000cfbc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0f91" style:font-style-asian="normal" style:font-style-complex="normal"/>
    </style:style>
    <style:style style:name="T6" style:family="text">
      <style:text-properties fo:font-style="normal" officeooo:rsid="0015c8f0" style:font-style-asian="normal" style:font-style-complex="normal"/>
    </style:style>
    <style:style style:name="T7" style:family="text">
      <style:text-properties fo:font-style="normal" officeooo:rsid="0018650b" style:font-style-asian="normal" style:font-style-complex="normal"/>
    </style:style>
    <style:style style:name="T8" style:family="text">
      <style:text-properties fo:font-style="normal" officeooo:rsid="0018e44c" style:font-style-asian="normal" style:font-style-complex="normal"/>
    </style:style>
    <style:style style:name="T9" style:family="text">
      <style:text-properties fo:font-style="normal" officeooo:rsid="001c4e67" style:font-style-asian="normal" style:font-style-complex="normal"/>
    </style:style>
    <style:style style:name="T10" style:family="text">
      <style:text-properties officeooo:rsid="002054d1"/>
    </style:style>
    <style:style style:name="T11" style:family="text">
      <style:text-properties officeooo:rsid="001e7e1e"/>
    </style:style>
    <style:style style:name="T12" style:family="text">
      <style:text-properties officeooo:rsid="00252384"/>
    </style:style>
    <style:style style:name="T13" style:family="text">
      <style:text-properties officeooo:rsid="0023637b"/>
    </style:style>
    <style:style style:name="T14" style:family="text">
      <style:text-properties officeooo:rsid="0026e32d"/>
    </style:style>
    <style:style style:name="T15" style:family="text">
      <style:text-properties officeooo:rsid="0027464d"/>
    </style:style>
    <style:style style:name="T16" style:family="text">
      <style:text-properties officeooo:rsid="000aec04"/>
    </style:style>
    <style:style style:name="T17" style:family="text">
      <style:text-properties officeooo:rsid="001c52e3"/>
    </style:style>
    <style:style style:name="T18" style:family="text">
      <style:text-properties officeooo:rsid="001e8503"/>
    </style:style>
    <style:style style:name="T19" style:family="text">
      <style:text-properties officeooo:rsid="00202503"/>
    </style:style>
    <style:style style:name="T20" style:family="text">
      <style:text-properties officeooo:rsid="00246d6d"/>
    </style:style>
    <style:style style:name="T21" style:family="text">
      <style:text-properties officeooo:rsid="00239abf"/>
    </style:style>
    <style:style style:name="T22" style:family="text">
      <style:text-properties officeooo:rsid="0027a6c0"/>
    </style:style>
    <style:style style:name="T23" style:family="text">
      <style:text-properties officeooo:rsid="00289d45"/>
    </style:style>
    <style:style style:name="T24" style:family="text">
      <style:text-properties officeooo:rsid="001c6423"/>
    </style:style>
    <style:style style:name="T25" style:family="text">
      <style:text-properties officeooo:rsid="00130fdc"/>
    </style:style>
    <style:style style:name="T26" style:family="text">
      <style:text-properties officeooo:rsid="001b3abc"/>
    </style:style>
    <style:style style:name="T27" style:family="text">
      <style:text-properties officeooo:rsid="002c00b0"/>
    </style:style>
    <style:style style:name="T28" style:family="text">
      <style:text-properties officeooo:rsid="001a5e43"/>
    </style:style>
    <style:style style:name="T29" style:family="text">
      <style:text-properties officeooo:rsid="0021373d"/>
    </style:style>
    <style:style style:name="T30" style:family="text">
      <style:text-properties officeooo:rsid="001ff49d"/>
    </style:style>
    <style:style style:name="T31" style:family="text">
      <style:text-properties officeooo:rsid="0018a118"/>
    </style:style>
    <style:style style:name="T32" style:family="text">
      <style:text-properties officeooo:rsid="0013153e"/>
    </style:style>
    <style:style style:name="T33" style:family="text">
      <style:text-properties officeooo:rsid="0016f607"/>
    </style:style>
    <style:style style:name="T34" style:family="text">
      <style:text-properties officeooo:rsid="0019d813"/>
    </style:style>
    <style:style style:name="T35" style:family="text">
      <style:text-properties officeooo:rsid="002b77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roduction</text:p>
      <text:p text:style-name="P25"/>
      <text:p text:style-name="P31">Streptomyces <text:span text:style-name="T31">is a genus of bacteria </text:span>that form multicellular structures analogous to those seen in fungi. <text:span text:style-name="T32">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31"/>
      <text:p text:style-name="P32">Streptomy<text:span text:style-name="T31">ces</text:span> <text:span text:style-name="T31">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33">leav</text:span>ing <text:span text:style-name="T33">behind</text:span> a second tip which, after a short interval of time, grows outwards from, and perpendicular to, the wall of the original hypha. <text:span text:style-name="T33">In this way, a single streptomycete can grow into a connected network of filaments, termed a mycelium after the equivalent structure seen in fungi.</text:span></text:p>
      <text:p text:style-name="P32"/>
      <text:p text:style-name="P33">Streptomyces are of great interest to medical science because they are the source of 80% of known antibiotics [procopio et al]. <text:span text:style-name="T3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34"/>
      <text:p text:style-name="P34"/>
      <text:p text:style-name="P34"/>
      <text:p text:style-name="P35">NetLogo was chosen as the modelling software for several reasons. <text:span text:style-name="T35">Other modelling tools are available for agent-based modelling, such as Repast, but NetLogo was chosen over these for ease of installation and use. NetLogo can even be run in a web browser, although only 2D models can be used in this way. On the whole, it was found to be an extremely fast and accessible tool for non-programmers to learn to use.</text:span></text:p>
      <text:p text:style-name="P35"/>
      <text:p text:style-name="P41">As a dedicated program for creating agent-based models, it required far less computing skill than creating a bespoke software platform with a programming language such as Python or C would have done, and includes a range of useful interface features. NetLogo is nonetheless very versatile, since models are created through NetLogo’s native scripting language, allowing for any conceivable logic to be implemented into NetLogo’s framework. Speed was also found, in most cases, not to be a concern, though NetLogo would not be the ideal tool for high-performance computing. It is, however, capable of interfacing with C and Java, and some experimenters have achieved large gains in performance by offloading particularly demanding routines to true, faster programming languages. </text:p>
      <text:p text:style-name="P35"/>
      <text:p text:style-name="P35"/>
      <text:p text:style-name="P23">Methods</text:p>
      <text:p text:style-name="P36"/>
      <text:p text:style-name="P30">Several models were created over the course of the project with the intention of modelling and exploring different phenomena relating to biofilm growth. </text:p>
      <text:p text:style-name="P38"/>
      <text:p text:style-name="P25"/>
      <text:p text:style-name="P22">Basic Branching Model</text:p>
      <text:p text:style-name="P25"/>
      <text:p text:style-name="P25">T<text:span text:style-name="T16">h</text:span>e first model was intended <text:span text:style-name="T25">to mimic a generalised view of bacterial colony formation, without reference to a particular species or growth mode. In particular, the model aims to address the effects of the colony’s energy supply on the speed and shape of its growth – nutrients are spatially </text:span><text:soft-page-break/><text:span text:style-name="T25">distributed and cells are only able to take up nutrients from their immediate vicinity. Later iterations of the model include nutrient diffusion mechanics, both outside and inside cells.</text:span></text:p>
      <text:p text:style-name="P25"/>
      <text:p text:style-name="P26">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6">Cells reproduce by replicating themselves and pushing the replicate in front of it. Reproducing costs the cell as much energy as a turn of survival (in other words, the cell’s energy upkeep requirement is doubled on a turn in which it reproduces) and a cell will reproduce whenever it can do so without immediately exhausting itself..</text:span></text:p>
      <text:p text:style-name="P26"/>
      <text:p text:style-name="P27">(Figure 1 – <text:span text:style-name="T27">Screenshot series from 2D growth model </text:span>)</text:p>
      <text:p text:style-name="P27"/>
      <text:p text:style-name="P26">Under the default settings, each 1x1 grid square (“patch”) can support a single cell. <text:span text:style-name="T28">As each cell is placed one grid length in front of its parent cell, branches usually cannot grow across one another – the first depletes the nutrients of the area it occupies,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26"/>
      <text:p text:style-name="P27">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29">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27"/>
      <text:p text:style-name="P28">(Figure 2 – <text:span text:style-name="T27">Screenshot series with nutrient diffusion</text:span>)</text:p>
      <text:p text:style-name="P29"/>
      <text:p text:style-name="P29"><text:span text:style-name="T29">This limitation</text:span> is overcome when nutrient diffusion across the growth space is introduced to the model. <text:span text:style-name="T30">More than once cell can survive on a grid space and a once cell can accumulate energy indefinitely if any surrounding patch stays empty, allowing it to continually reproduce until all adjacent squares are occupied. This ultimately, and invariably, results in complete growth over the surface with one cell per grid square, as this puts th e energy flow exactly in equilibrium. However, the last few squares are only occupied following a lengthly trial and error process. </text:span></text:p>
      <text:p text:style-name="P26"/>
      <text:p text:style-name="P24">All of the <text:span text:style-name="T23">aforementioned</text:span> models display blind behaviour on behalf of the cells – their behaviour does not change based on their surroundings <text:s/><text:span text:style-name="T24">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text:p text:style-name="P39"/>
      <text:p text:style-name="P13"/>
      <text:p text:style-name="P22">Hyphal Growth Model</text:p>
      <text:p text:style-name="P9"/>
      <text:p text:style-name="P10">This model was specifically designed to mimic the hyphal growth modes seen in Streptomyces. In this form of growth, the organism does not form discrete cells as it grows, but instead ex<text:span text:style-name="T2">tends</text:span> to form a growing "tunnel". Cell wall synthesis occurs at the polarisome, an organelle found at the growing tip of the hypha, and <text:span text:style-name="T2">the tip extends forwards with the polarisome as the cell wall assembles behind it.</text:span></text:p>
      <text:p text:style-name="P10"/>
      <text:p text:style-name="P11"><text:soft-page-break/>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p>
      <text:p text:style-name="P10"/>
      <text:p text:style-name="P12">Experiences from the previous model were drawn upon in the creation of the hyphal growth model, but the model was constucted largely <text:span text:style-name="T3">de novo</text:span><text:span text:style-name="T4">. </text:span><text:span text:style-name="T5">The model </text:span><text:span text:style-name="T6">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2"/>
      <text:p text:style-name="P12"><text:span text:style-name="T7">Tips track how long ago they last </text:span><text:span text:style-name="T8">created a branch,</text:span><text:span text:style-name="T7"> </text:span><text:span text:style-name="T8">and how long ago their own branch was formed. These values are parameterised so that the user can use three sliders to </text:span><text:span text:style-name="T9">easily </text:span><text:span text:style-name="T8">control how frequently a hypha branches, how long it takes that branch to begin growing and how long it takes the new branch to start forming its own branches.</text:span></text:p>
      <text:p text:style-name="P3"/>
      <text:p text:style-name="P4">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4"/>
      <text:p text:style-name="P5"><text:span text:style-name="T10">Rather than simulate nutrient use and diffusion directly in this model,c</text:span>ompetition for growth space and nutrients is represented by a limit on how many cells a growing tip can be surrounded by before it "dies". <text:span text:style-name="T11">The growing tip checks the number of other cells in a given radius each time it grows, and if the number is over the maximum number of neighbours, the tip becomes a regular, quiescent cell. The radius and number of cells can be altered by the user with a slider. </text:span></text:p>
      <text:p text:style-name="P5"/>
      <text:p text:style-name="P6">The radius of the inhibitory effect is potentially analogous to the rate at which nutrients can diffuse through the growth medium; the number of cells that can be supported in that radius is analogous to the abu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3"/>
      <text:p text:style-name="P5">The model was developed in NetLogo 3<text:span text:style-name="T12">D</text:span> <text:span text:style-name="T13">to allow for vertical growth, as Streptomyces has two modes of verticality, vegetative, or "regular" hyphae may grow downwards ra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tive cycle, as they then divide into chains of spores that detach from the hyphae to seed new colonies.</text:span></text:p>
      <text:p text:style-name="P5"/>
      <text:p text:style-name="P7">The full 3D capabilities of the vegetative hyphae have yet to be implemented in the model – vegetative hyphae grow <text:span text:style-name="T14">almost</text:span> exclusively in two dimensions, although overlapping hyphae do push one another vertically rather than physically growing through one another. <text:span text:style-name="T14">Downwards growth is currently limited to branches travelling diagonally in a straight line, though a more accurate interpretation could be implemented if guided by referential Streptomyces images obtained in the laboratory.</text:span></text:p>
      <text:p text:style-name="P7"/>
      <text:p text:style-name="P1"><text:soft-page-break/>Aerial hyphae are spawned at random along the growing tip of the hypha. Once present in the model, an aerial hypha grows steadily upwards <text:span text:style-name="T15">in spiral, the angle of which can be set by the user. However, this s not particularly true to real aerial hyphae – while they do form spiral structures, they necessarily grow by cannibalising the vegetative hyphae beneath them, and do not emerge directly from he growing tip, unlike other branches. In the model, they also do not currently form spores.</text:span></text:p>
      <text:p text:style-name="P1"/>
      <text:p text:style-name="P1">Both these issues highlight the singular importance of having experimental data <text:span text:style-name="T1">i</text:span>n which to ground any model that is intended to be useful in academic research. <text:span text:style-name="T1">Further work on this project would necessitate finding images from the laboratory.</text:span></text:p>
      <text:p text:style-name="P40"/>
      <text:p text:style-name="P1"/>
      <text:p text:style-name="P21">Diffusion-limited aggregation</text:p>
      <text:p text:style-name="P14"/>
      <text:p text:style-name="P15">Diffusion-limited aggregation is a process n which dispersed particles following a random wal<text:span text:style-name="T17">k</text:span> attach irreversibly to one another. <text:span text:style-name="T17">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15"/>
      <text:p text:style-name="P16">This phenomenon is seen in many scientific contexts, <text:span text:style-name="T18">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16"/>
      <text:p text:style-name="P17">In the diffusion-limited growth model, a single, stationary particle is placed in the centre of the model area, <text:span text:style-name="T19">and a large number of other, mobile particles are placed randomly. The mobile particles 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17"/>
      <text:p text:style-name="P18">The result of this is visible in figure 1 – a branched pattern extending from the centre in all directions. This is the <text:span text:style-name="T20">kind of </text:span>pattern that would be expected to be seen if a biofilm were formed solely by cells aggregating, but not dividing <text:span text:style-name="T21">(or at least, aggregating much faster than the reproduction cycle of the cells). This provides an interesting secondaty mod of growth for a biofilm for potential future work. In particular, this principle could be used in the modelling of the dispersal of Streptomyces spores from the aerial hyphae, forming a cluster of new mycelia in close proximity.</text:span></text:p>
      <text:p text:style-name="P18"/>
      <text:p text:style-name="P18">Figure 1 – <text:span text:style-name="T16">(</text:span>Netlogo 2D DLA screenshots<text:span text:style-name="T16">)</text:span></text:p>
      <text:p text:style-name="P18"/>
      <text:p text:style-name="P19">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As a result, the <text:span text:style-name="T22">end result is very similar to the 2D model, although the overall aggregation is slower given that collisions are simply less likely in a 3D space than a 2D space of the same xy dimensions.</text:span></text:p>
      <text:p text:style-name="P19"/>
      <text:p text:style-name="P20">Figure 2 – <text:span text:style-name="T16">(</text:span>Netlogo 3D DLA screenshots<text:span text:style-name="T16">)</text:span></text:p>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05T11:34:47.280000000</dc:date>
    <meta:editing-duration>PT18M31S</meta:editing-duration>
    <meta:editing-cycles>3</meta:editing-cycles>
    <meta:generator>LibreOffice/5.2.0.4$Windows_x86 LibreOffice_project/066b007f5ebcc236395c7d282ba488bca6720265</meta:generator>
    <meta:document-statistic meta:table-count="0" meta:image-count="0" meta:object-count="0" meta:page-count="4" meta:paragraph-count="37" meta:word-count="2290" meta:character-count="14082" meta:non-whitespace-character-count="11809"/>
  </office:meta>
</office:document-meta>
</file>